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8000000F9630CC387.png" manifest:media-type=""/>
  <manifest:file-entry manifest:full-path="Pictures/10000000000000FA000000FACBF4B67B.png" manifest:media-type=""/>
  <manifest:file-entry manifest:full-path="Pictures/10000000000000F8000000F9F9FD29EA.png" manifest:media-type=""/>
  <manifest:file-entry manifest:full-path="Pictures/100000000000032000000258EC8EC29B.png" manifest:media-type=""/>
  <manifest:file-entry manifest:full-path="Pictures/10000000000000FB000000FB99187FD1.png" manifest:media-type=""/>
  <manifest:file-entry manifest:full-path="Pictures/10000000000000F4000000F49E5E0B23.png" manifest:media-type=""/>
  <manifest:file-entry manifest:full-path="Pictures/10000000000000FB000000FBCC6FF82A.png" manifest:media-type=""/>
  <manifest:file-entry manifest:full-path="Pictures/10000000000000F8000000F87E264A83.png" manifest:media-type=""/>
  <manifest:file-entry manifest:full-path="Pictures/10000000000000F8000000F8E47FBB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fo:min-height="4.086cm"/>
    </style:style>
    <style:style style:name="pr3" style:family="presentation" style:parent-style-name="lyt-sunrise-subtitle">
      <style:graphic-properties draw:fill-color="#ffffff" fo:min-height="1.8cm"/>
    </style:style>
    <style:style style:name="pr4" style:family="presentation" style:parent-style-name="lyt-sunrise-notes">
      <style:graphic-properties draw:fill-color="#ffffff" draw:auto-grow-height="true" fo:min-height="13.364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subtitle">
      <style:graphic-properties draw:fill-color="#ffffff" fo:min-height="1.893cm"/>
    </style:style>
    <style:style style:name="pr7" style:family="presentation" style:parent-style-name="lyt-sunrise-subtitle">
      <style:graphic-properties draw:fill-color="#ffffff" fo:min-height="7.285cm"/>
    </style:style>
    <style:style style:name="pr8" style:family="presentation" style:parent-style-name="lyt-sunrise-subtitle">
      <style:graphic-properties draw:fill-color="#ffffff" fo:min-height="2.363cm"/>
    </style:style>
    <style:style style:name="pr9" style:family="presentation" style:parent-style-name="lyt-sunrise-outline1">
      <style:graphic-properties fo:min-height="12.18cm"/>
    </style:style>
    <style:style style:name="pr10" style:family="presentation" style:parent-style-name="lyt-sunrise-notes">
      <style:graphic-properties draw:fill-color="#ffffff" fo:min-height="13.364cm"/>
    </style:style>
    <style:style style:name="pr11" style:family="presentation" style:parent-style-name="lyt-sunrise-subtitle">
      <style:graphic-properties draw:fill-color="#ffffff" fo:min-height="12.18cm"/>
    </style:style>
    <style:style style:name="pr12" style:family="presentation" style:parent-style-name="lyt-sunrise-outline1">
      <style:graphic-properties fo:min-height="7.686cm"/>
    </style:style>
    <style:style style:name="P1" style:family="paragraph">
      <style:text-properties style:font-size-asian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style:font-size-asian="28.1000003814697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style:font-size-asian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システムの概要</text:p>
          </draw:text-box>
        </draw:frame>
        <draw:frame presentation:style-name="pr2" draw:text-style-name="P1" draw:layer="layout" svg:width="24.639cm" svg:height="4.086cm" svg:x="1.4cm" svg:y="4.914cm" presentation:class="subtitle" presentation:user-transformed="true">
          <draw:text-box>
            <text:p><text:span text:style-name="T1">８パズルの</text:span><text:span text:style-name="T2">解き方</text:span><text:span text:style-name="T1">を教えてくれる</text:span></text:p>
          </draw:text-box>
        </draw:frame>
        <draw:frame presentation:style-name="pr3" draw:text-style-name="P2" draw:layer="layout" svg:width="8.2cm" svg:height="1.8cm" svg:x="1.415cm" svg:y="11.2cm">
          <draw:text-box>
            <text:p><text:span text:style-name="T3">８パズルとは</text:span><text:span text:style-name="T3">...</text:span></text:p>
          </draw:text-box>
        </draw:frame>
        <draw:frame presentation:style-name="pr2" draw:text-style-name="P4" draw:layer="layout" svg:width="24.639cm" svg:height="4.086cm" svg:x="1.561cm" svg:y="13cm">
          <draw:text-box>
            <text:p text:style-name="P3"><text:span text:style-name="T4">８</text:span><text:span text:style-name="T5">パズル</text:span><text:span text:style-name="T4">は、スライディングブロックパズルのひとつである。</text:span></text:p>
            <text:p text:style-name="P3"><text:span text:style-name="T4">３</text:span><text:span text:style-name="T4">×</text:span><text:span text:style-name="T4">３のボード上に８枚の駒があり、１駒ぶんの空きを利用して駒をスライドし、駒を目的の配置にする。</text:span></text:p>
          </draw:text-box>
        </draw:frame>
        <draw:frame presentation:style-name="pr3" draw:text-style-name="P5" draw:layer="layout" svg:width="12.4cm" svg:height="1.8cm" svg:x="13.8cm" svg:y="17.2cm">
          <draw:text-box>
            <text:p><text:span text:style-name="T6">ウィキペディア参照（一部改変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draw:frame presentation:style-name="pr5" draw:layer="layout" svg:width="24.8cm" svg:height="3.506cm" svg:x="1.4cm" svg:y="0.837cm" presentation:class="title" presentation:user-transformed="true">
          <draw:text-box>
            <text:p>８パズルの解き方</text:p>
          </draw:text-box>
        </draw:frame>
        <draw:frame presentation:style-name="pr6" draw:text-style-name="P5" draw:layer="layout" svg:width="22.2cm" svg:height="1.893cm" svg:x="2.2cm" svg:y="17.685cm" presentation:class="subtitle" presentation:user-transformed="true">
          <draw:text-box>
            <text:p><text:span text:style-name="T6">参考元</text:span></text:p>
            <text:p><text:span text:style-name="T6">http://pika-shi.hatenablog.com/entry/20120329/1333023693</text:span></text:p>
          </draw:text-box>
        </draw:frame>
        <draw:frame draw:style-name="gr2" draw:text-style-name="P7" draw:layer="layout" svg:width="6.561cm" svg:height="6.561cm" svg:x="1.6cm" svg:y="9cm">
          <draw:image xlink:href="Pictures/10000000000000F8000000F8E47FBB12.png" xlink:type="simple" xlink:show="embed" xlink:actuate="onLoad">
            <text:p/>
          </draw:image>
        </draw:frame>
        <draw:frame draw:style-name="gr2" draw:text-style-name="P7" draw:layer="layout" svg:width="6.561cm" svg:height="6.587cm" svg:x="10.239cm" svg:y="9.013cm">
          <draw:image xlink:href="Pictures/10000000000000F8000000F9F9FD29EA.png" xlink:type="simple" xlink:show="embed" xlink:actuate="onLoad">
            <text:p/>
          </draw:image>
        </draw:frame>
        <draw:frame draw:style-name="gr2" draw:text-style-name="P7" draw:layer="layout" svg:width="6.561cm" svg:height="6.561cm" svg:x="19.2cm" svg:y="9.039cm">
          <draw:image xlink:href="Pictures/10000000000000F8000000F87E264A83.png" xlink:type="simple" xlink:show="embed" xlink:actuate="onLoad">
            <text:p/>
          </draw:image>
        </draw:frame>
        <draw:frame presentation:style-name="pr6" draw:text-style-name="P8" draw:layer="layout" svg:width="7cm" svg:height="1.893cm" svg:x="1.4cm" svg:y="4.307cm">
          <draw:text-box>
            <text:p><text:span text:style-name="T4">1. 1</text:span><text:span text:style-name="T4">をセット</text:span></text:p>
          </draw:text-box>
        </draw:frame>
        <draw:frame presentation:style-name="pr6" draw:text-style-name="P8" draw:layer="layout" svg:width="7cm" svg:height="1.893cm" svg:x="9.84cm" svg:y="4.343cm">
          <draw:text-box>
            <text:p><text:span text:style-name="T4">2. 2,3</text:span><text:span text:style-name="T4">をセット</text:span></text:p>
          </draw:text-box>
        </draw:frame>
        <draw:frame presentation:style-name="pr6" draw:text-style-name="P5" draw:layer="layout" svg:width="7.56cm" svg:height="1.893cm" svg:x="9.84cm" svg:y="6.8cm">
          <draw:text-box>
            <text:p><text:span text:style-name="T6">時計回りに</text:span><text:span text:style-name="T6">2,3</text:span><text:span text:style-name="T6">を配置する</text:span></text:p>
          </draw:text-box>
        </draw:frame>
        <draw:frame presentation:style-name="pr6" draw:text-style-name="P5" draw:layer="layout" svg:width="7.56cm" svg:height="1.893cm" svg:x="18.6cm" svg:y="6.8cm">
          <draw:text-box>
            <text:p><text:span text:style-name="T6">そのまま移動させて</text:span><text:span text:style-name="T6">2,3</text:span><text:span text:style-name="T6">をセッ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draw:style-name="gr2" draw:text-style-name="P7" draw:layer="layout" svg:width="6.614cm" svg:height="6.614cm" svg:x="1.4cm" svg:y="4.226cm">
          <draw:image xlink:href="Pictures/10000000000000FA000000FACBF4B67B.png" xlink:type="simple" xlink:show="embed" xlink:actuate="onLoad">
            <text:p/>
          </draw:image>
        </draw:frame>
        <draw:frame draw:style-name="gr2" draw:text-style-name="P7" draw:layer="layout" svg:width="6.64cm" svg:height="6.64cm" svg:x="10.2cm" svg:y="4.2cm">
          <draw:image xlink:href="Pictures/10000000000000FB000000FB99187FD1.png" xlink:type="simple" xlink:show="embed" xlink:actuate="onLoad">
            <text:p/>
          </draw:image>
        </draw:frame>
        <draw:frame draw:style-name="gr2" draw:text-style-name="P7" draw:layer="layout" svg:width="6.561cm" svg:height="6.587cm" svg:x="19.639cm" svg:y="4.253cm">
          <draw:image xlink:href="Pictures/10000000000000F8000000F9630CC387.png" xlink:type="simple" xlink:show="embed" xlink:actuate="onLoad">
            <text:p/>
          </draw:image>
        </draw:frame>
        <draw:frame draw:style-name="gr2" draw:text-style-name="P7" draw:layer="layout" svg:width="6.64cm" svg:height="6.64cm" svg:x="5.4cm" svg:y="13.36cm">
          <draw:image xlink:href="Pictures/10000000000000FB000000FBCC6FF82A.png" xlink:type="simple" xlink:show="embed" xlink:actuate="onLoad">
            <text:p/>
          </draw:image>
        </draw:frame>
        <draw:frame draw:style-name="gr2" draw:text-style-name="P7" draw:layer="layout" svg:width="6.455cm" svg:height="6.455cm" svg:x="15.2cm" svg:y="13.36cm">
          <draw:image xlink:href="Pictures/10000000000000F4000000F49E5E0B23.png" xlink:type="simple" xlink:show="embed" xlink:actuate="onLoad">
            <text:p/>
          </draw:image>
        </draw:frame>
        <draw:frame presentation:style-name="pr6" draw:text-style-name="P8" draw:layer="layout" svg:width="7cm" svg:height="1.893cm" svg:x="1cm" svg:y="0.6cm">
          <draw:text-box>
            <text:p><text:span text:style-name="T4">3. 4,7</text:span><text:span text:style-name="T4">をセット</text:span></text:p>
          </draw:text-box>
        </draw:frame>
        <draw:frame presentation:style-name="pr6" draw:text-style-name="P5" draw:layer="layout" svg:width="7.56cm" svg:height="1.893cm" svg:x="5cm" svg:y="2.107cm">
          <draw:text-box>
            <text:p><text:span text:style-name="T6">時計回りに</text:span><text:span text:style-name="T6">4,7</text:span><text:span text:style-name="T6">を配置する</text:span></text:p>
          </draw:text-box>
        </draw:frame>
        <draw:frame presentation:style-name="pr6" draw:text-style-name="P5" draw:layer="layout" svg:width="7.56cm" svg:height="1.893cm" svg:x="19.04cm" svg:y="2cm">
          <draw:text-box>
            <text:p><text:span text:style-name="T6">そのまま移動させて</text:span><text:span text:style-name="T6">4,7</text:span><text:span text:style-name="T6">をセット</text:span></text:p>
          </draw:text-box>
        </draw:frame>
        <draw:frame presentation:style-name="pr6" draw:text-style-name="P8" draw:layer="layout" svg:width="7cm" svg:height="1.893cm" svg:x="5.2cm" svg:y="11.2cm">
          <draw:text-box>
            <text:p><text:span text:style-name="T4">4. 5,6,8</text:span><text:span text:style-name="T4">をセット</text:span></text:p>
          </draw:text-box>
        </draw:frame>
        <draw:frame presentation:style-name="pr6" draw:text-style-name="P8" draw:layer="layout" svg:width="7cm" svg:height="1.893cm" svg:x="15cm" svg:y="11.2cm">
          <draw:text-box>
            <text:p><text:span text:style-name="T4">完成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3T32">
        <draw:frame presentation:style-name="pr7" draw:text-style-name="P9" draw:layer="layout" svg:width="24.8cm" svg:height="8.246cm" svg:x="1.2cm" svg:y="5.634cm" presentation:class="subtitle" presentation:user-transformed="true">
          <draw:text-box>
            <text:p text:style-name="P3"><text:span text:style-name="T2">・３</text:span><text:span text:style-name="T2">×</text:span><text:span text:style-name="T2">３のパズル盤の形成</text:span></text:p>
            <text:p text:style-name="P3"><text:span text:style-name="T2"/></text:p>
            <text:p text:style-name="P3"><text:span text:style-name="T2">・解を得るまでの手順であるオペレータの作成</text:span></text:p>
            <text:p text:style-name="P3"><text:span text:style-name="T2"/></text:p>
            <text:p text:style-name="P3"><text:span text:style-name="T2">・オペレータ間の競合解消</text:span></text:p>
            <text:p text:style-name="P3"><text:span text:style-name="T2"/></text:p>
          </draw:text-box>
        </draw:frame>
        <draw:frame presentation:style-name="pr8" draw:layer="layout" svg:width="10.8cm" svg:height="2.363cm" svg:x="0.4cm" svg:y="0.838cm">
          <draw:text-box>
            <text:p>これを参考に...</text:p>
          </draw:text-box>
        </draw:frame>
        <draw:frame presentation:style-name="pr8" draw:layer="layout" svg:width="10.8cm" svg:height="2.363cm" svg:x="14cm" svg:y="16.037cm">
          <draw:text-box>
            <text:p>この３つを行った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システムの仕様</text:p>
          </draw:text-box>
        </draw:frame>
        <draw:frame presentation:style-name="pr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システムの特徴</text:p>
          </draw:text-box>
        </draw:frame>
        <draw:frame presentation:style-name="pr11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実装上の工夫</text:p>
          </draw:text-box>
        </draw:frame>
        <draw:frame presentation:style-name="pr11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デモ？</text:p>
          </draw:text-box>
        </draw:frame>
        <draw:frame presentation:style-name="pr11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考察</text:p>
          </draw:text-box>
        </draw:frame>
        <draw:frame presentation:style-name="pr12" draw:text-style-name="P10" draw:layer="layout" svg:width="25.199cm" svg:height="8.414cm" svg:x="1.4cm" svg:y="4.386cm" presentation:class="outline" presentation:user-transformed="true">
          <draw:text-box>
            <text:list text:style-name="L2">
              <text:list-item>
                <text:p><text:span text:style-name="T2">３</text:span><text:span text:style-name="T2">×</text:span><text:span text:style-name="T2">３の盤面では小さすぎる</text:span></text:p>
                <text:p><text:span text:style-name="T3">全探索が可能であり、解を得る手順を示して行う必要がない</text:span></text:p>
                <text:p><text:span text:style-name="T3"/></text:p>
              </text:list-item>
              <text:list-item>
                <text:p><text:span text:style-name="T2">最適解を出力するものではない</text:span></text:p>
                <text:p><text:span text:style-name="T3">手順を守って動作する為、必ず最適解を出力するとは限らない（準最適解の出力）</text:span></text:p>
              </text:list-item>
            </text:list>
          </draw:text-box>
        </draw:frame>
        <draw:frame presentation:style-name="pr3" draw:text-style-name="P2" draw:layer="layout" svg:width="5.585cm" svg:height="1.8cm" svg:x="1.415cm" svg:y="13.945cm">
          <draw:text-box>
            <text:p><text:span text:style-name="T3">よって</text:span></text:p>
          </draw:text-box>
        </draw:frame>
        <draw:frame presentation:style-name="pr8" draw:layer="layout" svg:width="22.6cm" svg:height="2.431cm" svg:x="2.552cm" svg:y="16.307cm">
          <draw:text-box>
            <text:p>全探索できないような大きな盤面でこそ、このプランニングは有効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感想</text:p>
          </draw:text-box>
        </draw:frame>
        <draw:frame presentation:style-name="pr11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6:16:46</meta:creation-date>
    <dc:date>2018-01-20T09:33:04</dc:date>
    <meta:editing-duration>PT2H14S</meta:editing-duration>
    <meta:editing-cycles>6</meta:editing-cycles>
    <meta:generator>LibreOffice/3.6$Linux_X86_64 LibreOffice_project/360m1$Build-515</meta:generator>
    <meta:document-statistic meta:object-count="93"/>
  </office:meta>
</office:document-meta>
</file>